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1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62" office:value-type="string" calcext:value-type="string">
            <text:p>Mens. 08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62" office:value-type="string" calcext:value-type="string">
            <text:p>Mens. 09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62" office:value-type="string" calcext:value-type="string">
            <text:p>Mens. 10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1-30" calcext:value-type="date">
            <text:p>30/11/2025</text:p>
          </table:table-cell>
          <table:table-cell table:style-name="ce62" office:value-type="string" calcext:value-type="string">
            <text:p>Mens. 1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6]-[.F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2-31" calcext:value-type="date">
            <text:p>31/12/2025</text:p>
          </table:table-cell>
          <table:table-cell table:style-name="ce62" office:value-type="string" calcext:value-type="string">
            <text:p>Mens. 1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7]-[.F7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7])" office:value-type="float" office:value="520" calcext:value-type="float">
            <text:p>52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68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35.381385900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31:35.3837056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4:50:29.302808439</dc:date>
    <meta:print-date>2017-06-28T17:59:52</meta:print-date>
    <dc:language>pt-PT</dc:language>
    <meta:editing-cycles>351</meta:editing-cycles>
    <meta:editing-duration>PT11H44M51S</meta:editing-duration>
    <meta:printed-by>Carlos Augusto Marcicano</meta:printed-by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